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3d9" officeooo:paragraph-rsid="0010f3d9"/>
    </style:style>
    <style:style style:name="P2" style:family="paragraph" style:parent-style-name="Standard">
      <style:text-properties officeooo:rsid="0012b78c" officeooo:paragraph-rsid="0012b78c"/>
    </style:style>
    <style:style style:name="P3" style:family="paragraph" style:parent-style-name="Standard">
      <style:text-properties officeooo:rsid="00149e07" officeooo:paragraph-rsid="00149e07"/>
    </style:style>
    <style:style style:name="P4" style:family="paragraph" style:parent-style-name="Standard">
      <style:text-properties officeooo:rsid="0016a022" officeooo:paragraph-rsid="00174fde"/>
    </style:style>
    <style:style style:name="P5" style:family="paragraph" style:parent-style-name="Standard">
      <style:text-properties officeooo:rsid="0016a022" officeooo:paragraph-rsid="002e744e"/>
    </style:style>
    <style:style style:name="P6" style:family="paragraph" style:parent-style-name="Standard">
      <style:text-properties officeooo:paragraph-rsid="00174fde"/>
    </style:style>
    <style:style style:name="P7" style:family="paragraph" style:parent-style-name="Standard">
      <style:text-properties officeooo:rsid="0018871b" officeooo:paragraph-rsid="0018871b"/>
    </style:style>
    <style:style style:name="P8" style:family="paragraph" style:parent-style-name="Standard">
      <style:text-properties officeooo:rsid="0018871b" officeooo:paragraph-rsid="0018b655"/>
    </style:style>
    <style:style style:name="P9" style:family="paragraph" style:parent-style-name="Standard">
      <style:text-properties officeooo:rsid="001ce431" officeooo:paragraph-rsid="001ce431"/>
    </style:style>
    <style:style style:name="P10" style:family="paragraph" style:parent-style-name="Standard">
      <style:text-properties officeooo:rsid="002387ce" officeooo:paragraph-rsid="002387ce"/>
    </style:style>
    <style:style style:name="P11" style:family="paragraph" style:parent-style-name="Standard">
      <style:text-properties officeooo:paragraph-rsid="0012b78c"/>
    </style:style>
    <style:style style:name="P12" style:family="paragraph" style:parent-style-name="Standard">
      <style:text-properties officeooo:rsid="00318410" officeooo:paragraph-rsid="001ce431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387ce" officeooo:paragraph-rsid="002387ce" style:font-weight-asian="bold" style:font-weight-complex="bold"/>
    </style:style>
    <style:style style:name="P14" style:family="paragraph" style:parent-style-name="Standard">
      <style:text-properties fo:font-style="italic" officeooo:rsid="00149e07" officeooo:paragraph-rsid="00149e07" style:font-style-asian="italic" style:font-style-complex="italic"/>
    </style:style>
    <style:style style:name="P15" style:family="paragraph" style:parent-style-name="Standard">
      <style:text-properties fo:font-style="italic" officeooo:rsid="002e744e" officeooo:paragraph-rsid="002e744e" style:font-style-asian="italic" style:font-style-complex="italic"/>
    </style:style>
    <style:style style:name="T1" style:family="text">
      <style:text-properties officeooo:rsid="0010f3d9"/>
    </style:style>
    <style:style style:name="T2" style:family="text">
      <style:text-properties officeooo:rsid="0012b78c"/>
    </style:style>
    <style:style style:name="T3" style:family="text">
      <style:text-properties officeooo:rsid="00149e07"/>
    </style:style>
    <style:style style:name="T4" style:family="text">
      <style:text-properties officeooo:rsid="00152c75"/>
    </style:style>
    <style:style style:name="T5" style:family="text">
      <style:text-properties officeooo:rsid="0018b655"/>
    </style:style>
    <style:style style:name="T6" style:family="text">
      <style:text-properties officeooo:rsid="002387ce"/>
    </style:style>
    <style:style style:name="T7" style:family="text">
      <style:text-properties officeooo:rsid="002b8b41"/>
    </style:style>
    <style:style style:name="T8" style:family="text">
      <style:text-properties officeooo:rsid="002ec849"/>
    </style:style>
    <style:style style:name="T9" style:family="text">
      <style:text-properties officeooo:rsid="003314f3"/>
    </style:style>
    <style:style style:name="T10" style:family="text">
      <style:text-properties officeooo:rsid="003339e6"/>
    </style:style>
    <style:style style:name="T11" style:family="text">
      <style:text-properties officeooo:rsid="00344ecf"/>
    </style:style>
    <style:style style:name="T12" style:family="text">
      <style:text-properties officeooo:rsid="0046517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<text:tab/>Производственный процесс во многих случаях можно разложить на “элементарные частицы” – технологические операции (ТО). <text:s/>Каждая ТО х</text:span>арактеризуется затратами ресурсов (материалов, <text:span text:style-name="T9">полуфабрикатов,</text:span> рабочего времени, оборудования). <text:span text:style-name="T6">На “выходе” ТО также получается ресурс, который может либо далее входить как ресурс в следующую технологическую операцию, либо не входить. В последнем случае получаем конечный продукт </text:span><text:span text:style-name="T12">(изделие)</text:span><text:span text:style-name="T6"> производственного участка.</text:span></text:p>
      <text:p text:style-name="P10"/>
      <text:p text:style-name="P13">Математическая модель</text:p>
      <text:p text:style-name="P14">Исходные условия:</text:p>
      <text:p text:style-name="P14"/>
      <text:p text:style-name="P3"><draw:frame draw:style-name="fr1" draw:name="Объект6" text:anchor-type="as-char" svg:y="-0.386cm" svg:width="2.131cm" svg:height="0.542cm" draw:z-index="2"><draw:object xlink:href="./Object 6" xlink:type="simple" xlink:show="embed" xlink:actuate="onLoad"/><draw:image xlink:href="./ObjectReplacements/Object 6" xlink:type="simple" xlink:show="embed" xlink:actuate="onLoad"/></draw:frame>- <text:span text:style-name="T4">множество ресурсов;</text:span></text:p>
      <text:p text:style-name="P2"><draw:frame draw:style-name="fr1" draw:name="Объект4" text:anchor-type="as-char" svg:y="-0.377cm" svg:width="0.489cm" svg:height="0.531cm" draw:z-index="0"><draw:object xlink:href="./Object 4" xlink:type="simple" xlink:show="embed" xlink:actuate="onLoad"/><draw:image xlink:href="./ObjectReplacements/Object 4" xlink:type="simple" xlink:show="embed" xlink:actuate="onLoad"/></draw:frame>- <text:span text:style-name="T3">стоимость единицы <text:s/></text:span><text:span text:style-name="T3"><draw:frame draw:style-name="fr1" draw:name="Объект5" text:anchor-type="as-char" svg:y="-0.377cm" svg:width="0.326cm" svg:height="0.467cm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3">- го ресурса.</text:span></text:p>
      <text:p text:style-name="P11"><text:span text:style-name="T2"><draw:frame draw:style-name="fr1" draw:name="Объект11" text:anchor-type="as-char" svg:y="-0.377cm" svg:width="0.549cm" svg:height="0.531cm" draw:z-index="4"><draw:object xlink:href="./Object 11" xlink:type="simple" xlink:show="embed" xlink:actuate="onLoad"/><draw:image xlink:href="./ObjectReplacements/Object 11" xlink:type="simple" xlink:show="embed" xlink:actuate="onLoad"/></draw:frame></text:span><text:span text:style-name="T2">- объем производства </text:span><text:span text:style-name="T2"><draw:frame draw:style-name="fr1" draw:name="Объект12" text:anchor-type="as-char" svg:y="-0.377cm" svg:width="0.395cm" svg:height="0.467cm" draw:z-index="5"><draw:object xlink:href="./Object 12" xlink:type="simple" xlink:show="embed" xlink:actuate="onLoad"/><draw:image xlink:href="./ObjectReplacements/Object 12" xlink:type="simple" xlink:show="embed" xlink:actuate="onLoad"/></draw:frame></text:span><text:span text:style-name="T2">- го ресурса.</text:span></text:p>
      <text:p text:style-name="P5"><draw:frame draw:style-name="fr1" draw:name="Объект10" text:anchor-type="as-char" svg:y="-0.554cm" svg:width="3.239cm" svg:height="0.95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- матрица затрат <text:span text:style-name="T1"><draw:frame draw:style-name="fr1" draw:name="Объект2" text:anchor-type="as-char" svg:y="-0.377cm" svg:width="0.326cm" svg:height="0.467cm" draw:z-index="1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- го ресурса на производство единицы</text:span><text:span text:style-name="T1"><draw:frame draw:style-name="fr1" draw:name="Объект3" text:anchor-type="as-char" svg:y="-0.377cm" svg:width="0.395cm" svg:height="0.467cm" draw:z-index="1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- го ресурса в натуральном выражении.</text:span></text:p>
      <text:p text:style-name="P4"/>
      <text:p text:style-name="P15">Соотношения:</text:p>
      <text:p text:style-name="P15"/>
      <text:p text:style-name="P6"><text:span text:style-name="T4"><text:s/>Суммарные затраты </text:span><text:span text:style-name="T4"><draw:frame draw:style-name="fr1" draw:name="Объект9" text:anchor-type="as-char" svg:y="-0.377cm" svg:width="0.326cm" svg:height="0.467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">- го ресурса на весь объем производства (в натуральном выражении) не должны превышать его запасы:</text:span></text:p>
      <text:p text:style-name="P6"><text:span text:style-name="T4"><draw:frame draw:style-name="fr1" draw:name="Объект8" text:anchor-type="as-char" svg:y="-0.713cm" svg:width="2.491cm" svg:height="1.139cm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4"><text:tab/><text:tab/><text:tab/><text:tab/><text:tab/><text:tab/><text:tab/><text:tab/>(1)</text:span></text:p>
      <text:p text:style-name="P7"><text:span text:style-name="T9">С</text:span>уммарные затраты ресурсов на единицу<draw:frame draw:style-name="fr1" draw:name="Объект15" text:anchor-type="as-char" svg:y="-0.377cm" svg:width="0.395cm" svg:height="0.467cm" draw:z-index="7"><draw:object xlink:href="./Object 15" xlink:type="simple" xlink:show="embed" xlink:actuate="onLoad"/><draw:image xlink:href="./ObjectReplacements/Object 15" xlink:type="simple" xlink:show="embed" xlink:actuate="onLoad"/><svg:desc>формула</svg:desc></draw:frame>- го продукта <text:span text:style-name="T10">(в стоимостном выражении):</text:span></text:p>
      <text:p text:style-name="P7"><draw:frame draw:style-name="fr1" draw:name="Объект16" text:anchor-type="as-char" svg:y="-0.713cm" svg:width="2.378cm" svg:height="1.139cm" draw:z-index="8"><draw:object xlink:href="./Object 16" xlink:type="simple" xlink:show="embed" xlink:actuate="onLoad"/><draw:image xlink:href="./ObjectReplacements/Object 16" xlink:type="simple" xlink:show="embed" xlink:actuate="onLoad"/></draw:frame><text:tab/><text:tab/><text:tab/><text:tab/><text:tab/><text:tab/><text:tab/><text:tab/><text:span text:style-name="T8">(2)</text:span></text:p>
      <text:p text:style-name="P8"><text:span text:style-name="T11">С</text:span>уммарные затраты ресурсов на <text:span text:style-name="T5">объем производства</text:span><draw:frame draw:style-name="fr1" draw:name="Объект19" text:anchor-type="as-char" svg:y="-0.377cm" svg:width="0.395cm" svg:height="0.467cm" draw:z-index="9"><draw:object xlink:href="./Object 19" xlink:type="simple" xlink:show="embed" xlink:actuate="onLoad"/><draw:image xlink:href="./ObjectReplacements/Object 19" xlink:type="simple" xlink:show="embed" xlink:actuate="onLoad"/><svg:desc>формула</svg:desc></draw:frame>- го продукта:</text:p>
      <text:p text:style-name="P8"><draw:frame draw:style-name="fr1" draw:name="Объект20" text:anchor-type="as-char" svg:y="-0.713cm" svg:width="4.396cm" svg:height="1.139cm" draw:z-index="10"><draw:object xlink:href="./Object 20" xlink:type="simple" xlink:show="embed" xlink:actuate="onLoad"/><draw:image xlink:href="./ObjectReplacements/Object 20" xlink:type="simple" xlink:show="embed" xlink:actuate="onLoad"/><svg:desc>формула</svg:desc></draw:frame><text:tab/><text:tab/><text:tab/><text:tab/><text:tab/><text:tab/><text:tab/><text:span text:style-name="T8">(3)</text:span></text:p>
      <text:p text:style-name="P8"><text:span text:style-name="T11">С</text:span>уммарные затраты ресурсов на <text:span text:style-name="T5">весь объем производства:</text:span></text:p>
      <text:p text:style-name="P8"><draw:frame draw:style-name="fr1" draw:name="Объект22" text:anchor-type="as-char" svg:y="-0.713cm" svg:width="5.122cm" svg:height="1.139cm" draw:z-index="11"><draw:object xlink:href="./Object 22" xlink:type="simple" xlink:show="embed" xlink:actuate="onLoad"/><draw:image xlink:href="./ObjectReplacements/Object 22" xlink:type="simple" xlink:show="embed" xlink:actuate="onLoad"/><svg:desc>формула</svg:desc></draw:frame><text:tab/><text:tab/><text:tab/><text:tab/><text:tab/><text:tab/><text:span text:style-name="T8">(4)</text:span></text:p>
      <text:p text:style-name="P9">План: <text:span text:style-name="T7">при заданных ограничениях на ресурсы </text:span><text:span text:style-name="T7"><draw:frame draw:style-name="fr1" draw:name="Объект7" text:anchor-type="as-char" svg:y="-0.377cm" svg:width="0.572cm" svg:height="0.531cm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7">максимизировать объем производства:</text:span></text:p>
      <text:p text:style-name="P9"><draw:frame draw:style-name="fr1" draw:name="Объект23" text:anchor-type="as-char" svg:y="-0.713cm" svg:width="2.84cm" svg:height="1.139cm" draw:z-index="1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<text:tab/><text:tab/><text:tab/><text:tab/><text:span text:style-name="T8">(5)</text:span></text:p>
      <text:p text:style-name="P9"><draw:frame draw:style-name="fr1" draw:name="Объект13" text:anchor-type="as-char" svg:y="-0.713cm" svg:width="2.491cm" svg:height="1.139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text:tab/><text:tab/><text:tab/><text:tab/><text:tab/><text:tab/><text:tab/><text:tab/><text:span text:style-name="T8">(6)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18" meta:page-count="1" meta:paragraph-count="19" meta:word-count="143" meta:character-count="1126" meta:non-whitespace-character-count="952"/>
  </office:meta>
</office:document-meta>
</file>

<file path=Object 10/content.xml><?xml version="1.0" encoding="utf-8"?>
<math xmlns="http://www.w3.org/1998/Math/MathML" display="block">
  <semantics>
    <msub>
      <mi>R</mi>
      <mi>i</mi>
    </msub>
    <annotation encoding="StarMath 5.0">R_{ i }</annotation>
  </semantics>
</math>
</file>

<file path=Object 11/content.xml><?xml version="1.0" encoding="utf-8"?>
<math xmlns="http://www.w3.org/1998/Math/MathML" display="block">
  <semantics>
    <msub>
      <mi>x</mi>
      <mi>j</mi>
    </msub>
    <annotation encoding="StarMath 5.0">x_{ j }</annotation>
  </semantics>
</math>
</file>

<file path=Object 12/content.xml><?xml version="1.0" encoding="utf-8"?>
<math xmlns="http://www.w3.org/1998/Math/MathML" display="block">
  <semantics>
    <mi>j</mi>
    <annotation encoding="StarMath 5.0">j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o stretchy="false">∗</mo>
          <msub>
            <mi>x</mi>
            <mi>j</mi>
          </msub>
        </mrow>
      </mrow>
      <mo stretchy="false">⩽</mo>
      <msub>
        <mi>R</mi>
        <mi>i</mi>
      </msub>
    </mrow>
    <annotation encoding="StarMath 5.0">sum from{j=1} to{n} {a_{ij}*x_{ j }} leslant R_{i}</annotation>
  </semantics>
</math>
</file>

<file path=Object 15/content.xml><?xml version="1.0" encoding="utf-8"?>
<math xmlns="http://www.w3.org/1998/Math/MathML" display="block">
  <semantics>
    <mi>j</mi>
    <annotation encoding="StarMath 5.0">j</annotation>
  </semantics>
</math>
</file>

<file path=Object 16/content.xml><?xml version="1.0" encoding="utf-8"?>
<math xmlns="http://www.w3.org/1998/Math/MathML" display="block">
  <semantics>
    <mrow>
      <msub>
        <mi>e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a</mi>
            <mi mathvariant="italic">ij</mi>
          </msub>
          <mo stretchy="false">∗</mo>
          <msub>
            <mi>c</mi>
            <mi>i</mi>
          </msub>
        </mrow>
      </mrow>
    </mrow>
    <annotation encoding="StarMath 5.0">e_{ j } = sum from{i=1} to{n} {a_{ ij }*c_{i}} </annotation>
  </semantics>
</math>
</file>

<file path=Object 19/content.xml><?xml version="1.0" encoding="utf-8"?>
<math xmlns="http://www.w3.org/1998/Math/MathML" display="block">
  <semantics>
    <mi>j</mi>
    <annotation encoding="StarMath 5.0">j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20/content.xml><?xml version="1.0" encoding="utf-8"?>
<math xmlns="http://www.w3.org/1998/Math/MathML" display="block">
  <semantics>
    <mrow>
      <msub>
        <mi>E</mi>
        <mi>j</mi>
      </msub>
      <mo stretchy="false">=</mo>
      <mrow>
        <msub>
          <mi>e</mi>
          <mi>j</mi>
        </msub>
        <mo stretchy="false">∗</mo>
        <msub>
          <mi>x</mi>
          <mi>j</mi>
        </msub>
      </mrow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a</mi>
            <mi mathvariant="italic">ij</mi>
          </msub>
          <mo stretchy="false">∗</mo>
          <msub>
            <mi>c</mi>
            <mi>i</mi>
          </msub>
          <mo stretchy="false">∗</mo>
          <msub>
            <mi>x</mi>
            <mi>j</mi>
          </msub>
        </mrow>
      </mrow>
    </mrow>
    <annotation encoding="StarMath 5.0">E_{ j } = e_{j}*x_{j} = sum from{i=1} to{n} {a_{ ij }*c_{i}*x_{j}} </annotation>
  </semantics>
</math>
</file>

<file path=Object 22/content.xml><?xml version="1.0" encoding="utf-8"?>
<math xmlns="http://www.w3.org/1998/Math/MathML" display="block">
  <semantics>
    <mrow>
      <mi mathvariant="italic">ER</mi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sub>
          <mi>E</mi>
          <mi>j</mi>
        </msub>
      </mrow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a</mi>
              <mi mathvariant="italic">ij</mi>
            </msub>
            <mo stretchy="false">∗</mo>
            <msub>
              <mi>c</mi>
              <mi>i</mi>
            </msub>
            <mo stretchy="false">∗</mo>
            <msub>
              <mi>x</mi>
              <mi>j</mi>
            </msub>
          </mrow>
        </mrow>
      </mrow>
    </mrow>
    <annotation encoding="StarMath 5.0">ER = sum from{j=1}to{n}E_{j}=sum from{j=1} to {m}{sum from{i=1} to{n} {a_{ ij }*c_{i}*x_{j}}} </annotation>
  </semantics>
</math>
</file>

<file path=Object 2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x</mi>
            <mi>j</mi>
          </msub>
          <mo stretchy="false">∗</mo>
          <msub>
            <mi>c</mi>
            <mi>j</mi>
          </msub>
        </mrow>
      </mrow>
      <mo stretchy="false">→</mo>
      <mi mathvariant="italic">max</mi>
    </mrow>
    <annotation encoding="StarMath 5.0">sum from{j=1}to{n}{ x_{j}*c_{j} }-&gt;max</annotation>
  </semantics>
</math>
</file>

<file path=Object 3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c</mi>
      <mi>i</mi>
    </msub>
    <annotation encoding="StarMath 5.0">c_{ i }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sub>
        <mi>r</mi>
        <mi>i</mi>
      </msub>
      <mrow>
        <mo fence="true" stretchy="false">(</mo>
        <mrow>
          <mrow>
            <mrow>
              <mi>i</mi>
              <mo stretchy="false">=</mo>
              <mn>1.</mn>
            </mrow>
            <mn>..</mn>
            <mi>n</mi>
          </mrow>
        </mrow>
        <mo fence="true" stretchy="false">)</mo>
      </mrow>
    </mrow>
    <annotation encoding="StarMath 5.0">r_{ i } ( i = 1...n )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row>
          <mo fence="true" stretchy="false">(</mo>
          <mrow>
            <msub>
              <mi>a</mi>
              <mi mathvariant="italic">ij</mi>
            </msub>
          </mrow>
          <mo fence="true" stretchy="false">)</mo>
        </mrow>
        <mtable>
          <mtr>
            <mtd>
              <mrow>
                <mi>n</mi>
                <mi>,</mi>
                <mi>n</mi>
              </mrow>
            </mtd>
          </mtr>
          <mtr>
            <mtd>
              <mrow>
                <mrow>
                  <mi>i</mi>
                  <mo stretchy="false">=</mo>
                  <mn>1</mn>
                </mrow>
                <mi>,</mi>
                <mrow>
                  <mi>j</mi>
                  <mo stretchy="false">=</mo>
                  <mn>1</mn>
                </mrow>
              </mrow>
            </mtd>
          </mtr>
        </mtable>
      </mrow>
    </mrow>
    <annotation encoding="StarMath 5.0">A  ={ (a_{ij}) binom{n,n}{i=1,j=1}}</annotation>
  </semantics>
</math>
</file>

<file path=Object 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o stretchy="false">∗</mo>
          <msub>
            <mi>x</mi>
            <mi>j</mi>
          </msub>
        </mrow>
      </mrow>
      <mo stretchy="false">⩽</mo>
      <msub>
        <mi>R</mi>
        <mi>i</mi>
      </msub>
    </mrow>
    <annotation encoding="StarMath 5.0">sum from{j=1} to{n} {a_{ij}*x_{ j }} leslant R_{i}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